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svg:font-family="Courier"/>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paragraph-properties fo:margin-left="0in" fo:margin-right="0in" fo:margin-top="0in" fo:margin-bottom="0in" style:contextual-spacing="false" fo:line-height="100%" fo:text-align="start" style:justify-single-word="false" fo:text-indent="0in" style:auto-text-indent="false"/>
    </style:style>
    <style:style style:name="P2" style:family="paragraph" style:parent-style-name="Standard" style:master-page-name="Page_20_Style_20_1">
      <style:paragraph-properties fo:margin-left="0in" fo:margin-right="0in" fo:margin-top="0in" fo:margin-bottom="0in" style:contextual-spacing="false" fo:line-height="100%" fo:text-align="start" style:justify-single-word="false" fo:text-indent="0in" style:auto-text-indent="false" style:page-number="auto"/>
      <style:text-properties officeooo:rsid="0007a060" officeooo:paragraph-rsid="0007a060"/>
    </style:style>
    <style:style style:name="P3" style:family="paragraph" style:parent-style-name="Standard">
      <style:paragraph-properties fo:margin-left="0in" fo:margin-right="0in" fo:margin-top="0in" fo:margin-bottom="0in" style:contextual-spacing="false" fo:line-height="100%" fo:text-align="start" style:justify-single-word="false" fo:text-indent="0in" style:auto-text-indent="false"/>
      <style:text-properties officeooo:paragraph-rsid="0007a060"/>
    </style:style>
    <style:style style:name="P4" style:family="paragraph" style:parent-style-name="Standard">
      <style:paragraph-properties fo:margin-left="0in" fo:margin-right="0in" fo:margin-top="0in" fo:margin-bottom="0in" style:contextual-spacing="false" fo:line-height="100%" fo:text-align="start" style:justify-single-word="false" fo:text-indent="0in" style:auto-text-indent="false"/>
      <style:text-properties officeooo:rsid="0007a060" officeooo:paragraph-rsid="0007a060"/>
    </style:style>
    <style:style style:name="P5" style:family="paragraph" style:parent-style-name="Text_20_body">
      <style:paragraph-properties fo:margin-top="0in" fo:margin-bottom="0.1965in" style:contextual-spacing="false"/>
    </style:style>
    <style:style style:name="T1" style:family="text">
      <style:text-properties fo:color="#000000" style:font-name="Courier" fo:font-size="12pt" style:font-name-asian="Courier" style:font-size-asian="12pt" style:font-name-complex="Courier" style:font-size-complex="12pt"/>
    </style:style>
    <style:style style:name="T2" style:family="text">
      <style:text-properties fo:color="#000000" style:font-name="Courier" fo:font-size="12pt" fo:font-weight="bold" style:font-name-asian="Courier" style:font-size-asian="12pt" style:font-weight-asian="bold" style:font-name-complex="Courier" style:font-size-complex="12pt"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Kathleen Leeper</text:p>
      <text:p text:style-name="P4">Division III initial contract</text:p>
      <text:p text:style-name="P4">Herb Bernstein &amp; John Castorino</text:p>
      <text:p text:style-name="P4"/>
      <text:p text:style-name="P3">My Division III goal is simple: reconcile the inherent values and assumptions of my scientific production with my personal ones. The two are interlaced, of course, and “values” encapsulates years of academic and personal work. I'm interested in open (neuro) science, both as a growing phenomenon in science and as an active participant myself, while also deconstructing and recreating science and open biology as a value-driven enterprise.<text:line-break/> </text:p>
      <text:p text:style-name="Text_20_body"><text:bookmark text:name="magicparlabel-1011"/><text:bookmark text:name="magicparlabel-1012"/>The neuroscience/biology aspect of my work is a comparatively small technical question. Can introducing a set of transcription factors into stem cells change their differentiation fate, thus making P19 stem cells a useful model system for serotonin receptors? </text:p>
      <text:p text:style-name="P5"> </text:p>
      <text:p text:style-name="P5"><text:bookmark text:name="magicparlabel-10121"/><text:bookmark text:name="magicparlabel-1013"/>Building on that scientific project as model system for scientific production, I can explore the theories behind and making of “open science”. I'm making/practicing open science with an open lab notebook online, which is, granted, mostly for my benefit. But it's also a way  to document my  fact creation process, and developing ways based on first-hand experience to make open science &amp; technology more useful and accessible to biologists.<text:line-break/> </text:p>
      <text:p text:style-name="Text_20_body"><text:bookmark text:name="magicparlabel-10131"/><text:bookmark text:name="magicparlabel-1014"/>Overall, of course, there's an encapsulating goal. The heart and spine of my Div III is an analysis of the hidden logics inherent in open knowledge and neuroscience. In exposing those, I can challenge and redirect my work to better align with my feminist, anti-racist, and anti-colonialist values.</text:p>
      <text:p text:style-name="P3"><text:span text:style-name="T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ourier" svg:font-family="Courier"/>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Page_20_Style_20_1" style:display-name="Page Style 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4-09-28T15:54:08.225873539</dc:date>
    <dc:creator>Kathleen Leeper</dc:creator>
    <meta:document-statistic meta:table-count="0" meta:image-count="0" meta:object-count="0" meta:page-count="1" meta:paragraph-count="8" meta:word-count="233" meta:character-count="1516" meta:non-whitespace-character-count="1282"/>
    <meta:generator>LibreOffice/4.2.6.3$Linux_X86_64 LibreOffice_project/420$Build-3</meta:generator>
  </office:meta>
</office:document-meta>
</file>